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32" style:family="table-column">
      <style:table-column-properties fo:break-before="auto" style:column-width="113.44pt"/>
    </style:style>
    <style:style style:name="co33" style:family="table-column">
      <style:table-column-properties fo:break-before="auto" style:column-width="314.96pt"/>
    </style:style>
    <style:style style:name="co34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89.4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164.41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286.4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217.64pt"/>
    </style:style>
    <style:style style:name="co20" style:family="table-column">
      <style:table-column-properties fo:break-before="auto" style:column-width="120.39pt"/>
    </style:style>
    <style:style style:name="co29" style:family="table-column">
      <style:table-column-properties fo:break-before="auto" style:column-width="57.09pt"/>
    </style:style>
    <style:style style:name="co30" style:family="table-column">
      <style:table-column-properties fo:break-before="auto" style:column-width="61.74pt"/>
    </style:style>
    <style:style style:name="co31" style:family="table-column">
      <style:table-column-properties fo:break-before="auto" style:column-width="159pt"/>
    </style:style>
    <style:style style:name="co25" style:family="table-column">
      <style:table-column-properties fo:break-before="auto" style:column-width="39.34pt"/>
    </style:style>
    <style:style style:name="co26" style:family="table-column">
      <style:table-column-properties fo:break-before="auto" style:column-width="59.41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13.1pt"/>
    </style:style>
    <style:style style:name="co35" style:family="table-column">
      <style:table-column-properties fo:break-before="auto" style:column-width="23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3" style:family="table-cell" style:parent-style-name="Default">
      <style:table-cell-properties fo:background-color="#dddddd"/>
      <style:text-properties style:text-position=""/>
    </style: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  <style:text-properties fo:color="#800000" style:text-position=""/>
    </style:style>
    <style:style style:name="ce14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dddddd"/>
      <style:text-properties fo:color="#800000"/>
    </style:style>
    <style:style style:name="ce18" style:family="table-cell" style:parent-style-name="Default" style:data-style-name="N37"/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row table:style-name="ro1">
          <table:table-cell table:style-name="ce13"/>
          <table:table-cell table:style-name="ce13" office:value-type="string" calcext:value-type="string">
            <text:p>pack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img</text:p>
          </table:table-cell>
          <table:table-cell table:style-name="ce13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i jen|kola a motork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i jen|kola a motork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i jen|kola a motork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zidlo|zarucen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zidlo|zaruceno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ozidlo|zarucen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i jen|kola a motork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Krokem dopredu|muzes do sousedni|ulick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1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16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1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14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14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14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14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 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|+3 Hlasitost|zabije obludy|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|+3 Hlasitost|zabije obludy|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|+3 Hlasitost|zabije obludy|(vsechny)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Navic 2 Jidla|za kazdy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Navic 2 Jidla|za kazdy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|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|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|1 misto|inventare||Potreba|protilatk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|1 misto|inventare||Potreba|lec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Pridej kartu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|ve predu|a u tebe||Pridej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2x Pridej kartu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|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2x Pridej kartu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Pridej kartu||Tahni udal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Pridej kartu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|Pridej kart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|Pridej kart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a +1 Predmet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Odstran X kartu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|Odstran kartu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nepratel|z ulice|do domu</text:p>
          </table:table-cell>
          <table:table-cell table:number-columns-repeated="4"/>
        </table:table-row>
        <table:table-row table:style-name="ro1">
          <table:table-cell table:formula="of:=SUM([.A40:.A44])" office:value-type="float" office:value="14" calcext:value-type="float">
            <text:p>14</text:p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|nepritele X|na misto||Tahni dalsi|udalo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|nepritele X|dozadu||Tahni dalsi|udalo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|nepritele X|dopredu||Tahni dalsi|udalo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|nepritele Y|na misto||Tahni dalsi|udalo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|nepritele Y|dozadu||Tahni dalsi|udalo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|nepritele Y|dopredu||Tahni dalsi|udalo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|nepritele Z|na misto||Tahni dalsi|udalo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|nepritele Z|dozadu||Tahni dalsi|udalo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|nepritele Z|dopredu||Tahni dalsi|udalost</text:p>
          </table:table-cell>
          <table:table-cell table:number-columns-repeated="5"/>
        </table:table-row>
      </table:table>
      <table:table table:name="Simple - Nepritel" table:style-name="ta1">
        <table:table-column table:style-name="co1" table:number-columns-repeated="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1" table:number-columns-repeated="3" table:default-cell-style-name="Default"/>
        <table:table-column table:style-name="co28" table:default-cell-style-name="ce8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5:07:17.764181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5-16T15:10:13.911289808</dc:date>
    <meta:editing-duration>P1DT15H30M53S</meta:editing-duration>
    <meta:editing-cycles>165</meta:editing-cycles>
    <meta:generator>LibreOffice/5.1.6.2$Linux_X86_64 LibreOffice_project/10m0$Build-2</meta:generator>
    <meta:document-statistic meta:table-count="17" meta:cell-count="2664" meta:object-count="0"/>
  </office:meta>
</office:document-meta>
</file>